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2cm" draw:marker-start-width="0.23cm" draw:marker-end-width="0.23cm" draw:fill="none" draw:textarea-horizontal-align="center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4" style:family="graphic" style:parent-style-name="standard">
      <style:graphic-properties svg:stroke-width="0.01cm" draw:marker-start-width="0.215cm" draw:marker-end-width="0.215cm" draw:fill="none" draw:textarea-horizontal-align="center" draw:textarea-vertical-align="middle" fo:padding-top="0.13cm" fo:padding-bottom="0.13cm" fo:padding-left="0.255cm" fo:padding-right="0.255cm"/>
    </style:style>
    <style:style style:name="gr5" style:family="graphic" style:parent-style-name="standard">
      <style:graphic-properties svg:stroke-width="0.01cm" draw:marker-start-width="0.215cm" draw:marker-end-width="0.215cm" draw:fill="solid" draw:fill-color="#ffffff" draw:textarea-horizontal-align="center" draw:textarea-vertical-align="middle" fo:padding-top="0.13cm" fo:padding-bottom="0.13cm" fo:padding-left="0.255cm" fo:padding-right="0.255cm"/>
    </style:style>
    <style:style style:name="gr6" style:family="graphic" style:parent-style-name="standard">
      <style:graphic-properties draw:stroke="dash" draw:stroke-dash="_32__20_Dots_20_1_20_Dash" svg:stroke-width="0.02cm" draw:marker-start-width="0.23cm" draw:marker-end-width="0.23cm" draw:fill="none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7" style:family="graphic" style:parent-style-name="standard">
      <style:graphic-properties svg:stroke-width="0.02cm" draw:marker-start-width="0.23cm" draw:marker-end-width="0.23cm" draw:fill="none" draw:fill-color="#ffffff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width="0.02cm" draw:marker-start-width="0.02cm" draw:marker-end="Small_20_Arrow" draw:marker-end-width="0.1cm" draw:fill="none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0pt"/>
    </style:style>
    <style:style style:name="P4" style:family="paragraph">
      <style:text-properties fo:font-size="10pt"/>
    </style:style>
    <style:style style:name="P5" style:family="paragraph">
      <style:text-properties fo:font-size="12pt"/>
    </style:style>
    <style:style style:name="P6" style:family="paragraph">
      <style:paragraph-properties fo:margin-left="0cm" fo:margin-right="0cm" fo:text-indent="0cm"/>
      <style:text-properties fo:font-size="7pt"/>
    </style:style>
    <style:style style:name="P7" style:family="paragraph">
      <style:text-properties fo:font-size="7pt"/>
    </style:style>
    <style:style style:name="T1" style:family="text">
      <style:text-properties fo:font-size="10pt"/>
    </style:style>
    <style:style style:name="T2" style:family="text">
      <style:text-properties fo:font-size="12pt"/>
    </style:style>
    <style:style style:name="T3" style:family="text">
      <style:text-properties fo:font-size="7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.45cm" svg:height="2.15cm" svg:x="13.485cm" svg:y="2.503cm">
          <text:p text:style-name="P2"/>
        </draw:rect>
        <draw:g>
          <draw:ellipse draw:style-name="gr1" draw:text-style-name="P1" draw:layer="layout" svg:width="0.217cm" svg:height="0.2cm" svg:x="12.969cm" svg:y="3.903cm">
            <text:p text:style-name="P2"/>
          </draw:ellipse>
          <draw:line draw:style-name="gr2" draw:text-style-name="P1" draw:layer="layout" svg:x1="13.186cm" svg:y1="4.003cm" svg:x2="13.486cm" svg:y2="4.003cm">
            <text:p text:style-name="P2"/>
          </draw:line>
        </draw:g>
        <draw:g>
          <draw:g>
            <draw:ellipse draw:style-name="gr1" draw:text-style-name="P1" draw:layer="layout" svg:width="0.217cm" svg:height="0.2cm" svg:x="12.968cm" svg:y="3.103cm">
              <text:p text:style-name="P2"/>
            </draw:ellipse>
            <draw:line draw:style-name="gr2" draw:text-style-name="P1" draw:layer="layout" svg:x1="13.185cm" svg:y1="3.203cm" svg:x2="13.485cm" svg:y2="3.203cm">
              <text:p text:style-name="P2"/>
            </draw:line>
          </draw:g>
          <draw:rect draw:style-name="gr3" draw:text-style-name="P1" draw:layer="layout" svg:width="0.133cm" svg:height="0.3cm" svg:x="12.935cm" svg:y="3.053cm">
            <text:p text:style-name="P2"/>
          </draw:rect>
        </draw:g>
        <draw:g>
          <draw:rect draw:style-name="gr4" draw:text-style-name="P1" draw:layer="layout" svg:width="0.15cm" svg:height="0.25cm" svg:x="14.685cm" svg:y="2.553cm">
            <text:p text:style-name="P2"/>
          </draw:rect>
          <draw:rect draw:style-name="gr5" draw:text-style-name="P1" draw:layer="layout" svg:width="0.1cm" svg:height="0.05cm" svg:x="14.635cm" svg:y="2.603cm">
            <text:p text:style-name="P2"/>
          </draw:rect>
          <draw:rect draw:style-name="gr5" draw:text-style-name="P1" draw:layer="layout" svg:width="0.1cm" svg:height="0.05cm" svg:x="14.635cm" svg:y="2.703cm">
            <text:p text:style-name="P2"/>
          </draw:rect>
        </draw:g>
        <draw:rect draw:style-name="gr1" draw:text-style-name="P1" draw:layer="layout" svg:width="1.45cm" svg:height="2.15cm" svg:x="15.285cm" svg:y="7.103cm">
          <text:p text:style-name="P2"/>
        </draw:rect>
        <draw:g>
          <draw:ellipse draw:style-name="gr1" draw:text-style-name="P1" draw:layer="layout" svg:width="0.217cm" svg:height="0.2cm" svg:x="14.769cm" svg:y="7.703cm">
            <text:p text:style-name="P2"/>
          </draw:ellipse>
          <draw:line draw:style-name="gr2" draw:text-style-name="P1" draw:layer="layout" svg:x1="14.986cm" svg:y1="7.803cm" svg:x2="15.286cm" svg:y2="7.803cm">
            <text:p text:style-name="P2"/>
          </draw:line>
        </draw:g>
        <draw:g>
          <draw:ellipse draw:style-name="gr1" draw:text-style-name="P1" draw:layer="layout" svg:width="0.217cm" svg:height="0.2cm" svg:x="14.769cm" svg:y="8.503cm">
            <text:p text:style-name="P2"/>
          </draw:ellipse>
          <draw:line draw:style-name="gr2" draw:text-style-name="P1" draw:layer="layout" svg:x1="14.986cm" svg:y1="8.603cm" svg:x2="15.286cm" svg:y2="8.603cm">
            <text:p text:style-name="P2"/>
          </draw:line>
        </draw:g>
        <draw:g>
          <draw:rect draw:style-name="gr4" draw:text-style-name="P1" draw:layer="layout" svg:width="0.15cm" svg:height="0.25cm" svg:x="16.485cm" svg:y="7.153cm">
            <text:p text:style-name="P2"/>
          </draw:rect>
          <draw:rect draw:style-name="gr5" draw:text-style-name="P1" draw:layer="layout" svg:width="0.1cm" svg:height="0.05cm" svg:x="16.435cm" svg:y="7.203cm">
            <text:p text:style-name="P2"/>
          </draw:rect>
          <draw:rect draw:style-name="gr5" draw:text-style-name="P1" draw:layer="layout" svg:width="0.1cm" svg:height="0.05cm" svg:x="16.435cm" svg:y="7.303cm">
            <text:p text:style-name="P2"/>
          </draw:rect>
        </draw:g>
        <draw:rect draw:style-name="gr1" draw:text-style-name="P1" draw:layer="layout" svg:width="1.45cm" svg:height="2.15cm" svg:x="12.185cm" svg:y="8.603cm">
          <text:p text:style-name="P2"/>
        </draw:rect>
        <draw:g>
          <draw:ellipse draw:style-name="gr1" draw:text-style-name="P1" draw:layer="layout" svg:width="0.217cm" svg:height="0.2cm" svg:x="11.669cm" svg:y="9.203cm">
            <text:p text:style-name="P2"/>
          </draw:ellipse>
          <draw:line draw:style-name="gr2" draw:text-style-name="P1" draw:layer="layout" svg:x1="11.886cm" svg:y1="9.303cm" svg:x2="12.186cm" svg:y2="9.303cm">
            <text:p text:style-name="P2"/>
          </draw:line>
        </draw:g>
        <draw:g>
          <draw:ellipse draw:style-name="gr1" draw:text-style-name="P1" draw:layer="layout" svg:width="0.217cm" svg:height="0.2cm" svg:x="11.669cm" svg:y="10.003cm">
            <text:p text:style-name="P2"/>
          </draw:ellipse>
          <draw:line draw:style-name="gr2" draw:text-style-name="P1" draw:layer="layout" svg:x1="11.886cm" svg:y1="10.103cm" svg:x2="12.186cm" svg:y2="10.103cm">
            <text:p text:style-name="P2"/>
          </draw:line>
        </draw:g>
        <draw:g>
          <draw:rect draw:style-name="gr4" draw:text-style-name="P1" draw:layer="layout" svg:width="0.15cm" svg:height="0.25cm" svg:x="13.385cm" svg:y="8.653cm">
            <text:p text:style-name="P2"/>
          </draw:rect>
          <draw:rect draw:style-name="gr5" draw:text-style-name="P1" draw:layer="layout" svg:width="0.1cm" svg:height="0.05cm" svg:x="13.335cm" svg:y="8.703cm">
            <text:p text:style-name="P2"/>
          </draw:rect>
          <draw:rect draw:style-name="gr5" draw:text-style-name="P1" draw:layer="layout" svg:width="0.1cm" svg:height="0.05cm" svg:x="13.335cm" svg:y="8.803cm">
            <text:p text:style-name="P2"/>
          </draw:rect>
        </draw:g>
        <draw:custom-shape draw:style-name="gr6" draw:text-style-name="P1" draw:layer="layout" svg:width="8.183cm" svg:height="6.7cm" svg:x="10.735cm" svg:y="6.403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1" draw:layer="layout" svg:width="4.233cm" svg:height="3.55cm" svg:x="12.118cm" svg:y="1.97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rect draw:style-name="gr1" draw:text-style-name="P1" draw:layer="layout" svg:width="1.45cm" svg:height="2.15cm" svg:x="6.985cm" svg:y="4.303cm">
          <text:p text:style-name="P2"/>
        </draw:rect>
        <draw:g>
          <draw:ellipse draw:style-name="gr1" draw:text-style-name="P1" draw:layer="layout" svg:width="0.217cm" svg:height="0.2cm" svg:x="6.469cm" svg:y="5.803cm">
            <text:p text:style-name="P2"/>
          </draw:ellipse>
          <draw:line draw:style-name="gr2" draw:text-style-name="P1" draw:layer="layout" svg:x1="6.686cm" svg:y1="5.903cm" svg:x2="6.986cm" svg:y2="5.903cm">
            <text:p text:style-name="P2"/>
          </draw:line>
        </draw:g>
        <draw:g>
          <draw:g>
            <draw:ellipse draw:style-name="gr1" draw:text-style-name="P1" draw:layer="layout" svg:width="0.217cm" svg:height="0.2cm" svg:x="6.468cm" svg:y="5.003cm">
              <text:p text:style-name="P2"/>
            </draw:ellipse>
            <draw:line draw:style-name="gr2" draw:text-style-name="P1" draw:layer="layout" svg:x1="6.685cm" svg:y1="5.103cm" svg:x2="6.985cm" svg:y2="5.103cm">
              <text:p text:style-name="P2"/>
            </draw:line>
          </draw:g>
          <draw:rect draw:style-name="gr3" draw:text-style-name="P1" draw:layer="layout" svg:width="0.133cm" svg:height="0.3cm" svg:x="6.435cm" svg:y="4.953cm">
            <text:p text:style-name="P2"/>
          </draw:rect>
        </draw:g>
        <draw:g>
          <draw:rect draw:style-name="gr4" draw:text-style-name="P1" draw:layer="layout" svg:width="0.15cm" svg:height="0.25cm" svg:x="8.185cm" svg:y="4.353cm">
            <text:p text:style-name="P2"/>
          </draw:rect>
          <draw:rect draw:style-name="gr5" draw:text-style-name="P1" draw:layer="layout" svg:width="0.1cm" svg:height="0.05cm" svg:x="8.135cm" svg:y="4.403cm">
            <text:p text:style-name="P2"/>
          </draw:rect>
          <draw:rect draw:style-name="gr5" draw:text-style-name="P1" draw:layer="layout" svg:width="0.1cm" svg:height="0.05cm" svg:x="8.135cm" svg:y="4.503cm">
            <text:p text:style-name="P2"/>
          </draw:rect>
        </draw:g>
        <draw:rect draw:style-name="gr1" draw:text-style-name="P1" draw:layer="layout" svg:width="1.45cm" svg:height="2.15cm" svg:x="6.985cm" svg:y="6.903cm">
          <text:p text:style-name="P2"/>
        </draw:rect>
        <draw:g>
          <draw:ellipse draw:style-name="gr1" draw:text-style-name="P1" draw:layer="layout" svg:width="0.217cm" svg:height="0.2cm" svg:x="6.452cm" svg:y="7.836cm">
            <text:p text:style-name="P2"/>
          </draw:ellipse>
          <draw:line draw:style-name="gr2" draw:text-style-name="P1" draw:layer="layout" svg:x1="6.669cm" svg:y1="7.936cm" svg:x2="6.969cm" svg:y2="7.936cm">
            <text:p text:style-name="P2"/>
          </draw:line>
        </draw:g>
        <draw:g>
          <draw:ellipse draw:style-name="gr1" draw:text-style-name="P1" draw:layer="layout" svg:width="0.217cm" svg:height="0.2cm" svg:x="6.469cm" svg:y="8.503cm">
            <text:p text:style-name="P2"/>
          </draw:ellipse>
          <draw:line draw:style-name="gr2" draw:text-style-name="P1" draw:layer="layout" svg:x1="6.686cm" svg:y1="8.603cm" svg:x2="6.986cm" svg:y2="8.603cm">
            <text:p text:style-name="P2"/>
          </draw:line>
        </draw:g>
        <draw:g>
          <draw:g>
            <draw:ellipse draw:style-name="gr1" draw:text-style-name="P1" draw:layer="layout" svg:width="0.217cm" svg:height="0.2cm" svg:x="6.468cm" svg:y="7.203cm">
              <text:p text:style-name="P2"/>
            </draw:ellipse>
            <draw:line draw:style-name="gr2" draw:text-style-name="P1" draw:layer="layout" svg:x1="6.685cm" svg:y1="7.303cm" svg:x2="6.985cm" svg:y2="7.303cm">
              <text:p text:style-name="P2"/>
            </draw:line>
          </draw:g>
          <draw:rect draw:style-name="gr3" draw:text-style-name="P1" draw:layer="layout" svg:width="0.133cm" svg:height="0.3cm" svg:x="6.435cm" svg:y="7.153cm">
            <text:p text:style-name="P2"/>
          </draw:rect>
        </draw:g>
        <draw:g>
          <draw:rect draw:style-name="gr4" draw:text-style-name="P1" draw:layer="layout" svg:width="0.15cm" svg:height="0.25cm" svg:x="8.185cm" svg:y="6.953cm">
            <text:p text:style-name="P2"/>
          </draw:rect>
          <draw:rect draw:style-name="gr5" draw:text-style-name="P1" draw:layer="layout" svg:width="0.1cm" svg:height="0.05cm" svg:x="8.135cm" svg:y="7.003cm">
            <text:p text:style-name="P2"/>
          </draw:rect>
          <draw:rect draw:style-name="gr5" draw:text-style-name="P1" draw:layer="layout" svg:width="0.1cm" svg:height="0.05cm" svg:x="8.135cm" svg:y="7.103cm">
            <text:p text:style-name="P2"/>
          </draw:rect>
        </draw:g>
        <draw:rect draw:style-name="gr1" draw:text-style-name="P1" draw:layer="layout" svg:width="1.45cm" svg:height="2.15cm" svg:x="15.285cm" svg:y="10.103cm">
          <text:p text:style-name="P2"/>
        </draw:rect>
        <draw:g>
          <draw:ellipse draw:style-name="gr1" draw:text-style-name="P1" draw:layer="layout" svg:width="0.217cm" svg:height="0.2cm" svg:x="14.769cm" svg:y="11.503cm">
            <text:p text:style-name="P2"/>
          </draw:ellipse>
          <draw:line draw:style-name="gr2" draw:text-style-name="P1" draw:layer="layout" svg:x1="14.986cm" svg:y1="11.603cm" svg:x2="15.286cm" svg:y2="11.603cm">
            <text:p text:style-name="P2"/>
          </draw:line>
        </draw:g>
        <draw:g>
          <draw:g>
            <draw:ellipse draw:style-name="gr1" draw:text-style-name="P1" draw:layer="layout" svg:width="0.217cm" svg:height="0.2cm" svg:x="14.768cm" svg:y="10.603cm">
              <text:p text:style-name="P2"/>
            </draw:ellipse>
            <draw:line draw:style-name="gr2" draw:text-style-name="P1" draw:layer="layout" svg:x1="14.985cm" svg:y1="10.703cm" svg:x2="15.285cm" svg:y2="10.703cm">
              <text:p text:style-name="P2"/>
            </draw:line>
          </draw:g>
          <draw:rect draw:style-name="gr3" draw:text-style-name="P1" draw:layer="layout" svg:width="0.133cm" svg:height="0.3cm" svg:x="14.735cm" svg:y="10.553cm">
            <text:p text:style-name="P2"/>
          </draw:rect>
        </draw:g>
        <draw:g>
          <draw:rect draw:style-name="gr4" draw:text-style-name="P1" draw:layer="layout" svg:width="0.15cm" svg:height="0.25cm" svg:x="16.485cm" svg:y="10.153cm">
            <text:p text:style-name="P2"/>
          </draw:rect>
          <draw:rect draw:style-name="gr5" draw:text-style-name="P1" draw:layer="layout" svg:width="0.1cm" svg:height="0.05cm" svg:x="16.435cm" svg:y="10.203cm">
            <text:p text:style-name="P2"/>
          </draw:rect>
          <draw:rect draw:style-name="gr5" draw:text-style-name="P1" draw:layer="layout" svg:width="0.1cm" svg:height="0.05cm" svg:x="16.435cm" svg:y="10.303cm">
            <text:p text:style-name="P2"/>
          </draw:rect>
        </draw:g>
        <draw:custom-shape draw:style-name="gr7" draw:text-style-name="P1" draw:layer="layout" svg:width="1.484cm" svg:height="5.267cm" svg:x="3.884cm" svg:y="5.336cm"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layer="layout" svg:width="3.99cm" svg:height="0.962cm" draw:transform="rotate (1.5699236621686) translate (4.068cm 10.06cm)">
          <draw:text-box>
            <text:p text:style-name="P2">Java Servlet</text:p>
          </draw:text-box>
        </draw:frame>
        <draw:custom-shape draw:style-name="gr6" draw:text-style-name="P1" draw:layer="layout" svg:width="7.183cm" svg:height="10.134cm" svg:x="2.985cm" svg:y="2.886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8" draw:text-style-name="P4" draw:layer="layout" svg:width="2.614cm" svg:height="0.645cm" svg:x="5.201cm" svg:y="11.725cm">
          <draw:text-box>
            <text:p text:style-name="P3"><text:span text:style-name="T1">Java Process</text:span></text:p>
          </draw:text-box>
        </draw:frame>
        <draw:frame draw:style-name="gr8" draw:text-style-name="P4" draw:layer="layout" svg:width="2.614cm" svg:height="0.645cm" svg:x="13.518cm" svg:y="12.387cm">
          <draw:text-box>
            <text:p text:style-name="P3"><text:span text:style-name="T1">Java Process</text:span></text:p>
          </draw:text-box>
        </draw:frame>
        <draw:frame draw:style-name="gr8" draw:text-style-name="P4" draw:layer="layout" svg:width="2.534cm" svg:height="0.645cm" svg:x="13.084cm" svg:y="4.77cm">
          <draw:text-box>
            <text:p text:style-name="P3"><text:span text:style-name="T1">C++ Process</text:span></text:p>
          </draw:text-box>
        </draw:frame>
        <draw:rect draw:style-name="gr1" draw:text-style-name="P1" draw:layer="layout" svg:width="1.45cm" svg:height="2.15cm" svg:x="6.985cm" svg:y="9.403cm">
          <text:p text:style-name="P2"/>
        </draw:rect>
        <draw:g>
          <draw:ellipse draw:style-name="gr1" draw:text-style-name="P1" draw:layer="layout" svg:width="0.217cm" svg:height="0.2cm" svg:x="6.469cm" svg:y="10.003cm">
            <text:p text:style-name="P2"/>
          </draw:ellipse>
          <draw:line draw:style-name="gr2" draw:text-style-name="P1" draw:layer="layout" svg:x1="6.686cm" svg:y1="10.103cm" svg:x2="6.986cm" svg:y2="10.103cm">
            <text:p text:style-name="P2"/>
          </draw:line>
        </draw:g>
        <draw:g>
          <draw:ellipse draw:style-name="gr1" draw:text-style-name="P1" draw:layer="layout" svg:width="0.217cm" svg:height="0.2cm" svg:x="6.469cm" svg:y="10.803cm">
            <text:p text:style-name="P2"/>
          </draw:ellipse>
          <draw:line draw:style-name="gr2" draw:text-style-name="P1" draw:layer="layout" svg:x1="6.686cm" svg:y1="10.903cm" svg:x2="6.986cm" svg:y2="10.903cm">
            <text:p text:style-name="P2"/>
          </draw:line>
        </draw:g>
        <draw:g>
          <draw:rect draw:style-name="gr4" draw:text-style-name="P1" draw:layer="layout" svg:width="0.15cm" svg:height="0.25cm" svg:x="8.185cm" svg:y="9.453cm">
            <text:p text:style-name="P2"/>
          </draw:rect>
          <draw:rect draw:style-name="gr5" draw:text-style-name="P1" draw:layer="layout" svg:width="0.1cm" svg:height="0.05cm" svg:x="8.135cm" svg:y="9.503cm">
            <text:p text:style-name="P2"/>
          </draw:rect>
          <draw:rect draw:style-name="gr5" draw:text-style-name="P1" draw:layer="layout" svg:width="0.1cm" svg:height="0.05cm" svg:x="8.135cm" svg:y="9.603cm">
            <text:p text:style-name="P2"/>
          </draw:rect>
        </draw:g>
        <draw:g>
          <draw:custom-shape draw:style-name="gr9" draw:text-style-name="P1" draw:layer="layout" svg:width="2.784cm" svg:height="0.266cm" svg:x="1.051cm" svg:y="8.02cm">
            <text:p text:style-name="P2"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8" draw:text-style-name="P5" draw:layer="layout" svg:width="3.245cm" svg:height="0.725cm" svg:x="0.836cm" svg:y="7.286cm">
            <draw:text-box>
              <text:p text:style-name="P2"><text:span text:style-name="T2">HTTP Session</text:span></text:p>
            </draw:text-box>
          </draw:frame>
        </draw:g>
        <draw:g>
          <draw:ellipse draw:style-name="gr1" draw:text-style-name="P1" draw:layer="layout" svg:width="0.217cm" svg:height="0.2cm" svg:x="13.934cm" svg:y="9.936cm">
            <text:p text:style-name="P2"/>
          </draw:ellipse>
          <draw:line draw:style-name="gr2" draw:text-style-name="P1" draw:layer="layout" svg:x1="13.934cm" svg:y1="10.036cm" svg:x2="13.634cm" svg:y2="10.036cm">
            <text:p text:style-name="P2"/>
          </draw:line>
        </draw:g>
        <draw:g>
          <draw:g>
            <draw:ellipse draw:style-name="gr1" draw:text-style-name="P1" draw:layer="layout" svg:width="0.217cm" svg:height="0.2cm" svg:x="13.935cm" svg:y="8.903cm">
              <text:p text:style-name="P2"/>
            </draw:ellipse>
            <draw:line draw:style-name="gr2" draw:text-style-name="P1" draw:layer="layout" svg:x1="13.935cm" svg:y1="9.003cm" svg:x2="13.635cm" svg:y2="9.003cm">
              <text:p text:style-name="P2"/>
            </draw:line>
          </draw:g>
          <draw:rect draw:style-name="gr3" draw:text-style-name="P1" draw:layer="layout" svg:width="0.133cm" svg:height="0.3cm" svg:x="14.052cm" svg:y="8.853cm">
            <text:p text:style-name="P2"/>
          </draw:rect>
        </draw:g>
        <draw:g>
          <draw:g>
            <draw:ellipse draw:style-name="gr1" draw:text-style-name="P1" draw:layer="layout" svg:width="0.217cm" svg:height="0.2cm" svg:x="13.935cm" svg:y="9.403cm">
              <text:p text:style-name="P2"/>
            </draw:ellipse>
            <draw:line draw:style-name="gr2" draw:text-style-name="P1" draw:layer="layout" svg:x1="13.935cm" svg:y1="9.503cm" svg:x2="13.635cm" svg:y2="9.503cm">
              <text:p text:style-name="P2"/>
            </draw:line>
          </draw:g>
          <draw:rect draw:style-name="gr3" draw:text-style-name="P1" draw:layer="layout" svg:width="0.133cm" svg:height="0.3cm" svg:x="14.052cm" svg:y="9.353cm">
            <text:p text:style-name="P2"/>
          </draw:rect>
        </draw:g>
        <draw:g>
          <draw:g>
            <draw:ellipse draw:style-name="gr1" draw:text-style-name="P1" draw:layer="layout" svg:width="0.217cm" svg:height="0.2cm" svg:x="13.935cm" svg:y="10.403cm">
              <text:p text:style-name="P2"/>
            </draw:ellipse>
            <draw:line draw:style-name="gr2" draw:text-style-name="P1" draw:layer="layout" svg:x1="13.935cm" svg:y1="10.503cm" svg:x2="13.635cm" svg:y2="10.503cm">
              <text:p text:style-name="P2"/>
            </draw:line>
          </draw:g>
          <draw:rect draw:style-name="gr3" draw:text-style-name="P1" draw:layer="layout" svg:width="0.133cm" svg:height="0.3cm" svg:x="14.052cm" svg:y="10.353cm">
            <text:p text:style-name="P2"/>
          </draw:rect>
        </draw:g>
        <draw:line draw:style-name="gr10" draw:text-style-name="P1" draw:layer="layout" svg:x1="14.034cm" svg:y1="9.003cm" svg:x2="14.751cm" svg:y2="7.869cm">
          <text:p text:style-name="P2"/>
        </draw:line>
        <draw:line draw:style-name="gr10" draw:text-style-name="P1" draw:layer="layout" svg:x1="14.035cm" svg:y1="9.503cm" svg:x2="14.768cm" svg:y2="8.67cm">
          <text:p text:style-name="P2"/>
        </draw:line>
        <draw:line draw:style-name="gr10" draw:text-style-name="P1" draw:layer="layout" svg:x1="14.034cm" svg:y1="10.503cm" svg:x2="14.768cm" svg:y2="11.52cm">
          <text:p text:style-name="P2"/>
        </draw:line>
        <draw:line draw:style-name="gr10" draw:text-style-name="P1" draw:layer="layout" svg:x1="14.885cm" svg:y1="10.719cm" svg:x2="14.118cm" svg:y2="10.12cm">
          <text:p text:style-name="P2"/>
        </draw:line>
        <draw:g>
          <draw:g>
            <draw:ellipse draw:style-name="gr1" draw:text-style-name="P1" draw:layer="layout" svg:width="0.217cm" svg:height="0.2cm" svg:x="8.735cm" svg:y="10.003cm">
              <text:p text:style-name="P2"/>
            </draw:ellipse>
            <draw:line draw:style-name="gr2" draw:text-style-name="P1" draw:layer="layout" svg:x1="8.735cm" svg:y1="10.103cm" svg:x2="8.435cm" svg:y2="10.103cm">
              <text:p text:style-name="P2"/>
            </draw:line>
          </draw:g>
          <draw:rect draw:style-name="gr3" draw:text-style-name="P1" draw:layer="layout" svg:width="0.133cm" svg:height="0.3cm" svg:x="8.852cm" svg:y="9.953cm">
            <text:p text:style-name="P2"/>
          </draw:rect>
        </draw:g>
        <draw:g>
          <draw:g>
            <draw:ellipse draw:style-name="gr1" draw:text-style-name="P1" draw:layer="layout" svg:width="0.217cm" svg:height="0.2cm" svg:x="8.735cm" svg:y="10.803cm">
              <text:p text:style-name="P2"/>
            </draw:ellipse>
            <draw:line draw:style-name="gr2" draw:text-style-name="P1" draw:layer="layout" svg:x1="8.735cm" svg:y1="10.903cm" svg:x2="8.435cm" svg:y2="10.903cm">
              <text:p text:style-name="P2"/>
            </draw:line>
          </draw:g>
          <draw:rect draw:style-name="gr3" draw:text-style-name="P1" draw:layer="layout" svg:width="0.133cm" svg:height="0.3cm" svg:x="8.852cm" svg:y="10.753cm">
            <text:p text:style-name="P2"/>
          </draw:rect>
        </draw:g>
        <draw:line draw:style-name="gr10" draw:text-style-name="P1" draw:layer="layout" svg:x1="8.836cm" svg:y1="10.104cm" svg:x2="11.651cm" svg:y2="9.32cm">
          <text:p text:style-name="P2"/>
        </draw:line>
        <draw:line draw:style-name="gr10" draw:text-style-name="P1" draw:layer="layout" svg:x1="8.837cm" svg:y1="10.905cm" svg:x2="11.635cm" svg:y2="10.136cm">
          <text:p text:style-name="P2"/>
        </draw:line>
        <draw:g>
          <draw:g>
            <draw:ellipse draw:style-name="gr1" draw:text-style-name="P1" draw:layer="layout" svg:width="0.217cm" svg:height="0.2cm" svg:x="8.735cm" svg:y="5.803cm">
              <text:p text:style-name="P2"/>
            </draw:ellipse>
            <draw:line draw:style-name="gr2" draw:text-style-name="P1" draw:layer="layout" svg:x1="8.735cm" svg:y1="5.903cm" svg:x2="8.435cm" svg:y2="5.903cm">
              <text:p text:style-name="P2"/>
            </draw:line>
          </draw:g>
          <draw:rect draw:style-name="gr3" draw:text-style-name="P1" draw:layer="layout" svg:width="0.133cm" svg:height="0.3cm" svg:x="8.852cm" svg:y="5.753cm">
            <text:p text:style-name="P2"/>
          </draw:rect>
        </draw:g>
        <draw:g>
          <draw:ellipse draw:style-name="gr1" draw:text-style-name="P1" draw:layer="layout" svg:width="0.217cm" svg:height="0.2cm" svg:x="8.735cm" svg:y="5.036cm">
            <text:p text:style-name="P2"/>
          </draw:ellipse>
          <draw:line draw:style-name="gr2" draw:text-style-name="P1" draw:layer="layout" svg:x1="8.735cm" svg:y1="5.136cm" svg:x2="8.435cm" svg:y2="5.136cm">
            <text:p text:style-name="P2"/>
          </draw:line>
        </draw:g>
        <draw:line draw:style-name="gr10" draw:text-style-name="P1" draw:layer="layout" svg:x1="8.838cm" svg:y1="5.904cm" svg:x2="12.935cm" svg:y2="4.003cm">
          <text:p text:style-name="P2"/>
        </draw:line>
        <draw:line draw:style-name="gr10" draw:text-style-name="P1" draw:layer="layout" svg:x1="13.086cm" svg:y1="3.22cm" svg:x2="8.968cm" svg:y2="5.136cm">
          <text:p text:style-name="P2"/>
        </draw:line>
        <draw:g>
          <draw:frame draw:style-name="gr8" draw:text-style-name="P7" draw:layer="layout" svg:width="1.129cm" svg:height="0.526cm" svg:x="7.14cm" svg:y="4.87cm">
            <draw:text-box>
              <text:p text:style-name="P6"><text:span text:style-name="T3">Client</text:span></text:p>
            </draw:text-box>
          </draw:frame>
          <draw:frame draw:style-name="gr8" draw:text-style-name="P7" draw:layer="layout" svg:width="1.239cm" svg:height="0.526cm" svg:x="7.085cm" svg:y="5.17cm">
            <draw:text-box>
              <text:p text:style-name="P6"><text:span text:style-name="T3">Library</text:span></text:p>
            </draw:text-box>
          </draw:frame>
          <draw:frame draw:style-name="gr8" draw:text-style-name="P7" draw:layer="layout" svg:width="1.768cm" svg:height="0.526cm" svg:x="6.82cm" svg:y="5.47cm">
            <draw:text-box>
              <text:p text:style-name="P6"><text:span text:style-name="T3">Component</text:span></text:p>
            </draw:text-box>
          </draw:frame>
        </draw:g>
        <draw:g>
          <draw:frame draw:style-name="gr8" draw:text-style-name="P7" draw:layer="layout" svg:width="1.129cm" svg:height="0.526cm" svg:x="7.14cm" svg:y="9.97cm">
            <draw:text-box>
              <text:p text:style-name="P6"><text:span text:style-name="T3">Client</text:span></text:p>
            </draw:text-box>
          </draw:frame>
          <draw:frame draw:style-name="gr8" draw:text-style-name="P7" draw:layer="layout" svg:width="1.239cm" svg:height="0.526cm" svg:x="7.085cm" svg:y="10.27cm">
            <draw:text-box>
              <text:p text:style-name="P6"><text:span text:style-name="T3">Library</text:span></text:p>
            </draw:text-box>
          </draw:frame>
          <draw:frame draw:style-name="gr8" draw:text-style-name="P7" draw:layer="layout" svg:width="1.768cm" svg:height="0.526cm" svg:x="6.82cm" svg:y="10.57cm">
            <draw:text-box>
              <text:p text:style-name="P6"><text:span text:style-name="T3">Component</text:span></text:p>
            </draw:text-box>
          </draw:frame>
        </draw:g>
        <draw:g>
          <draw:frame draw:style-name="gr8" draw:text-style-name="P7" draw:layer="layout" svg:width="1.086cm" svg:height="0.526cm" svg:x="7.14cm" svg:y="7.37cm">
            <draw:text-box>
              <text:p text:style-name="P6"><text:span text:style-name="T3">Local</text:span></text:p>
            </draw:text-box>
          </draw:frame>
          <draw:frame draw:style-name="gr8" draw:text-style-name="P7" draw:layer="layout" svg:width="1.018cm" svg:height="0.526cm" svg:x="7.154cm" svg:y="7.67cm">
            <draw:text-box>
              <text:p text:style-name="P6"><text:span text:style-name="T3">Java</text:span></text:p>
            </draw:text-box>
          </draw:frame>
          <draw:frame draw:style-name="gr8" draw:text-style-name="P7" draw:layer="layout" svg:width="1.768cm" svg:height="0.526cm" svg:x="6.82cm" svg:y="7.97cm">
            <draw:text-box>
              <text:p text:style-name="P6"><text:span text:style-name="T3">Component</text:span></text:p>
            </draw:text-box>
          </draw:frame>
        </draw:g>
        <draw:line draw:style-name="gr10" draw:text-style-name="P1" draw:layer="layout" svg:x1="6.573cm" svg:y1="5.094cm" svg:x2="5.385cm" svg:y2="5.853cm">
          <text:p text:style-name="P2"/>
        </draw:line>
        <draw:line draw:style-name="gr10" draw:text-style-name="P1" draw:layer="layout" svg:x1="5.401cm" svg:y1="6.556cm" svg:x2="6.451cm" svg:y2="5.936cm">
          <text:p text:style-name="P2"/>
        </draw:line>
        <draw:line draw:style-name="gr10" draw:text-style-name="P1" draw:layer="layout" svg:x1="6.573cm" svg:y1="7.295cm" svg:x2="5.385cm" svg:y2="7.303cm">
          <text:p text:style-name="P2"/>
        </draw:line>
        <draw:line draw:style-name="gr10" draw:text-style-name="P1" draw:layer="layout" svg:x1="5.385cm" svg:y1="7.936cm" svg:x2="6.451cm" svg:y2="7.936cm">
          <text:p text:style-name="P2"/>
        </draw:line>
        <draw:line draw:style-name="gr10" draw:text-style-name="P1" draw:layer="layout" svg:x1="5.401cm" svg:y1="8.603cm" svg:x2="6.451cm" svg:y2="8.603cm">
          <text:p text:style-name="P2"/>
        </draw:line>
        <draw:line draw:style-name="gr10" draw:text-style-name="P1" draw:layer="layout" svg:x1="5.388cm" svg:y1="9.463cm" svg:x2="6.438cm" svg:y2="10.083cm">
          <text:p text:style-name="P2"/>
        </draw:line>
        <draw:line draw:style-name="gr10" draw:text-style-name="P1" draw:layer="layout" svg:x1="5.388cm" svg:y1="10.263cm" svg:x2="6.438cm" svg:y2="10.883cm">
          <text:p text:style-name="P2"/>
        </draw:line>
        <draw:g>
          <draw:frame draw:style-name="gr8" draw:text-style-name="P7" draw:layer="layout" svg:width="1.361cm" svg:height="0.526cm" svg:x="13.524cm" svg:y="3.07cm">
            <draw:text-box>
              <text:p text:style-name="P6"><text:span text:style-name="T3">Remote</text:span></text:p>
            </draw:text-box>
          </draw:frame>
          <draw:frame draw:style-name="gr8" draw:text-style-name="P7" draw:layer="layout" svg:width="0.968cm" svg:height="0.526cm" svg:x="13.72cm" svg:y="3.37cm">
            <draw:text-box>
              <text:p text:style-name="P6"><text:span text:style-name="T3">C++</text:span></text:p>
            </draw:text-box>
          </draw:frame>
          <draw:frame draw:style-name="gr8" draw:text-style-name="P7" draw:layer="layout" svg:width="1.768cm" svg:height="0.526cm" svg:x="13.32cm" svg:y="3.67cm">
            <draw:text-box>
              <text:p text:style-name="P6"><text:span text:style-name="T3">Component</text:span></text:p>
            </draw:text-box>
          </draw:frame>
        </draw:g>
        <draw:g>
          <draw:frame draw:style-name="gr8" draw:text-style-name="P7" draw:layer="layout" svg:width="1.361cm" svg:height="0.526cm" svg:x="12.224cm" svg:y="9.07cm">
            <draw:text-box>
              <text:p text:style-name="P6"><text:span text:style-name="T3">Remote</text:span></text:p>
            </draw:text-box>
          </draw:frame>
          <draw:frame draw:style-name="gr8" draw:text-style-name="P7" draw:layer="layout" svg:width="1.018cm" svg:height="0.526cm" svg:x="12.395cm" svg:y="9.37cm">
            <draw:text-box>
              <text:p text:style-name="P6"><text:span text:style-name="T3">Java</text:span></text:p>
            </draw:text-box>
          </draw:frame>
          <draw:frame draw:style-name="gr8" draw:text-style-name="P7" draw:layer="layout" svg:width="1.768cm" svg:height="0.526cm" svg:x="12.02cm" svg:y="9.67cm">
            <draw:text-box>
              <text:p text:style-name="P6"><text:span text:style-name="T3">Component</text:span></text:p>
            </draw:text-box>
          </draw:frame>
        </draw:g>
        <draw:g>
          <draw:frame draw:style-name="gr8" draw:text-style-name="P7" draw:layer="layout" svg:width="1.086cm" svg:height="0.526cm" svg:x="15.461cm" svg:y="10.57cm">
            <draw:text-box>
              <text:p text:style-name="P6"><text:span text:style-name="T3">Local</text:span></text:p>
            </draw:text-box>
          </draw:frame>
          <draw:frame draw:style-name="gr8" draw:text-style-name="P7" draw:layer="layout" svg:width="1.018cm" svg:height="0.526cm" svg:x="15.495cm" svg:y="10.87cm">
            <draw:text-box>
              <text:p text:style-name="P6"><text:span text:style-name="T3">Java</text:span></text:p>
            </draw:text-box>
          </draw:frame>
          <draw:frame draw:style-name="gr8" draw:text-style-name="P7" draw:layer="layout" svg:width="1.768cm" svg:height="0.526cm" svg:x="15.12cm" svg:y="11.17cm">
            <draw:text-box>
              <text:p text:style-name="P6"><text:span text:style-name="T3">Component</text:span></text:p>
            </draw:text-box>
          </draw:frame>
        </draw:g>
        <draw:g>
          <draw:frame draw:style-name="gr8" draw:text-style-name="P7" draw:layer="layout" svg:width="1.086cm" svg:height="0.526cm" svg:x="15.461cm" svg:y="7.67cm">
            <draw:text-box>
              <text:p text:style-name="P6"><text:span text:style-name="T3">Local</text:span></text:p>
            </draw:text-box>
          </draw:frame>
          <draw:frame draw:style-name="gr8" draw:text-style-name="P7" draw:layer="layout" svg:width="1.018cm" svg:height="0.526cm" svg:x="15.495cm" svg:y="7.97cm">
            <draw:text-box>
              <text:p text:style-name="P6"><text:span text:style-name="T3">Java</text:span></text:p>
            </draw:text-box>
          </draw:frame>
          <draw:frame draw:style-name="gr8" draw:text-style-name="P7" draw:layer="layout" svg:width="1.768cm" svg:height="0.526cm" svg:x="15.12cm" svg:y="8.27cm">
            <draw:text-box>
              <text:p text:style-name="P6"><text:span text:style-name="T3">Componen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mall_20_Arrow" draw:display-name="Small Arrow" svg:viewBox="0 0 1321 3493" svg:d="m1321 3493h-1321l702-3493z"/>
    <draw:stroke-dash draw:name="_32__20_Dots_20_1_20_Dash" draw:display-name="2 Dots 1 Dash" draw:style="rect" draw:dots1="2" draw:dots2="1" draw:dots2-length="0.203cm" draw:distance="0.203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1.27cm" fo:margin-bottom="1.3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Egon Teiniker</meta:initial-creator>
    <meta:creation-date>2006-09-07T14:09:51</meta:creation-date>
    <dc:creator>Egon Teiniker</dc:creator>
    <dc:date>2006-09-07T15:34:04</dc:date>
    <dc:language>en-US</dc:language>
    <meta:editing-cycles>10</meta:editing-cycles>
    <meta:editing-duration>PT1H24M14S</meta:editing-duration>
    <meta:user-defined meta:name="Info 1"/>
    <meta:user-defined meta:name="Info 2"/>
    <meta:user-defined meta:name="Info 3"/>
    <meta:user-defined meta:name="Info 4"/>
    <meta:document-statistic meta:object-count="178"/>
  </office:meta>
</office:document-meta>
</file>